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Tabelle1" style:family="table" style:master-page-name="">
      <style:table-properties style:width="18.655cm" style:page-number="0" fo:break-before="page" table:align="left"/>
    </style:style>
    <style:style style:name="Tabelle1.A" style:family="table-column">
      <style:table-column-properties style:column-width="3.18cm"/>
    </style:style>
    <style:style style:name="Tabelle1.B" style:family="table-column">
      <style:table-column-properties style:column-width="0.699cm"/>
    </style:style>
    <style:style style:name="Tabelle1.L" style:family="table-column">
      <style:table-column-properties style:column-width="3.097cm"/>
    </style:style>
    <style:style style:name="Tabelle1.O" style:family="table-column">
      <style:table-column-properties style:column-width="0.644cm"/>
    </style:style>
    <style:style style:name="Tabelle1.P" style:family="table-column">
      <style:table-column-properties style:column-width="0.838cm"/>
    </style:style>
    <style:style style:name="Tabelle1.A1" style:family="table-cell">
      <style:table-cell-properties style:vertical-align="bottom" fo:padding="0.097cm" fo:border="none"/>
    </style:style>
    <style:style style:name="Tabelle1.A2" style:family="table-cell">
      <style:table-cell-properties fo:background-color="#99ccff" fo:padding="0.097cm" fo:border="none">
        <style:background-image/>
      </style:table-cell-properties>
    </style:style>
    <style:style style:name="Tabelle1.B2" style:family="table-cell" style:data-style-name="N0">
      <style:table-cell-properties fo:background-color="#99ccff" fo:padding="0.097cm" fo:border="none">
        <style:background-image/>
      </style:table-cell-properties>
    </style:style>
    <style:style style:name="Tabelle1.A3" style:family="table-cell">
      <style:table-cell-properties fo:padding="0.097cm" fo:border="none"/>
    </style:style>
    <style:style style:name="Tabelle1.B3" style:family="table-cell" style:data-style-name="N0">
      <style:table-cell-properties fo:padding="0.097cm" fo:border="none"/>
    </style:style>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P2"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P3" style:family="paragraph" style:parent-style-name="Standard">
      <style:paragraph-properties>
        <style:tab-stops>
          <style:tab-stop style:position="0.45cm"/>
        </style:tab-stops>
      </style:paragraph-properties>
    </style:style>
    <style:style style:name="P4" style:family="paragraph" style:parent-style-name="Standard">
      <style:paragraph-properties>
        <style:tab-stops>
          <style:tab-stop style:position="0.45cm"/>
        </style:tab-stops>
      </style:paragraph-properties>
      <style:text-properties fo:font-weight="normal" style:font-weight-asian="normal" style:font-weight-complex="normal" style:text-rotation-angle="0" style:text-rotation-scale="line-height"/>
    </style:style>
    <style:style style:name="P5" style:family="paragraph" style:parent-style-name="Standard">
      <style:paragraph-properties fo:margin-left="0cm" fo:margin-right="0.009cm" fo:text-align="start" style:justify-single-word="false" fo:text-indent="0cm" style:auto-text-indent="false">
        <style:tab-stops>
          <style:tab-stop style:position="0.688cm"/>
          <style:tab-stop style:position="1.27cm" style:type="right"/>
        </style:tab-stops>
      </style:paragraph-properties>
      <style:text-properties fo:font-weight="normal" style:font-weight-asian="normal" style:font-weight-complex="normal" style:text-rotation-angle="0" style:text-rotation-scale="line-height"/>
    </style:style>
    <style:style style:name="P6" style:family="paragraph" style:parent-style-name="Standard">
      <style:paragraph-properties fo:margin-left="0cm" fo:margin-right="0.009cm" fo:text-align="start" style:justify-single-word="false" fo:text-indent="0cm" style:auto-text-indent="false">
        <style:tab-stops>
          <style:tab-stop style:position="0.688cm"/>
          <style:tab-stop style:position="1.27cm" style:type="right"/>
        </style:tab-stops>
      </style:paragraph-properties>
      <style:text-properties fo:color="#000080" fo:font-weight="bold" style:font-weight-asian="bold" style:font-weight-complex="bold" style:text-rotation-angle="90" style:text-rotation-scale="line-height"/>
    </style:style>
    <style:style style:name="P7" style:family="paragraph" style:parent-style-name="Standard">
      <style:paragraph-properties fo:margin-left="0.062cm" fo:margin-right="0.009cm" fo:text-align="start" style:justify-single-word="false" fo:text-indent="0cm" style:auto-text-indent="false">
        <style:tab-stops>
          <style:tab-stop style:position="0.688cm"/>
          <style:tab-stop style:position="1.27cm" style:type="right"/>
        </style:tab-stops>
      </style:paragraph-properties>
      <style:text-properties fo:color="#000080" fo:font-weight="bold" style:font-weight-asian="bold" style:font-weight-complex="bold" style:text-rotation-angle="90" style:text-rotation-scale="line-height"/>
    </style:style>
    <style:style style:name="P8" style:family="paragraph" style:parent-style-name="Standard">
      <style:paragraph-properties fo:break-before="page">
        <style:tab-stops>
          <style:tab-stop style:position="0.45cm"/>
        </style:tab-stops>
      </style:paragraph-properties>
    </style:style>
    <style:style style:name="P9" style:family="paragraph" style:parent-style-name="Standard">
      <style:paragraph-properties fo:margin-top="0cm" fo:margin-bottom="0cm">
        <style:tab-stops>
          <style:tab-stop style:position="0.45cm"/>
        </style:tab-stops>
      </style:paragraph-properties>
    </style:style>
    <style:style style:name="P10" style:family="paragraph" style:parent-style-name="Standard">
      <style:paragraph-properties fo:margin-top="0cm" fo:margin-bottom="0cm">
        <style:tab-stops>
          <style:tab-stop style:position="0.45cm"/>
        </style:tab-stops>
      </style:paragraph-properties>
      <style:text-properties fo:color="#000080" fo:font-weight="bold" style:font-weight-asian="bold" style:font-weight-complex="bold"/>
    </style:style>
    <style:style style:name="P11" style:family="paragraph" style:parent-style-name="Heading_20_1">
      <style:paragraph-properties fo:break-before="page"/>
    </style:style>
    <style:style style:name="P12" style:family="paragraph" style:parent-style-name="Heading_20_2">
      <style:paragraph-properties>
        <style:tab-stops>
          <style:tab-stop style:position="0.45cm"/>
        </style:tab-stops>
      </style:paragraph-properties>
    </style:style>
    <style:style style:name="P13"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280099" fo:font-size="6pt" fo:font-weight="bold" fo:background-color="transparent" style:font-size-asian="6pt" style:font-weight-asian="bold" style:font-size-complex="6pt" style:font-weight-complex="bold" style:text-scale="105%"/>
    </style:style>
    <style:style style:name="Sect1" style:family="section">
      <style:section-properties text:dont-balance-text-columns="true" style:editable="false">
        <style:columns fo:column-count="1" fo:column-gap="0cm"/>
      </style:section-properties>
    </style:style>
    <style:style style:name="Sect2" style:family="section">
      <style:section-properties text:dont-balance-text-columns="false" style:editable="false">
        <style:columns fo:column-count="2" fo:column-gap="0.3cm">
          <style:column style:rel-width="32767*" fo:start-indent="0cm" fo:end-indent="0.15cm"/>
          <style:column style:rel-width="32768*" fo:start-indent="0.15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section text:style-name="Sect2" text:name="Bereich2">
          <text:h text:style-name="Heading_20_1" text:outline-level="1" text:is-list-header="true">Fähigkeiten nach Spieler</text:h>
          <text:h text:style-name="Heading_20_2" text:outline-level="2">Allgemein</text:h>
          <text:p text:style-name="Standard">Attributsbost nach Notwendigkeit</text:p>
          <text:p text:style-name="Standard">Ablative Armor (Hitpoints)</text:p>
          <text:p text:style-name="Standard">Stasse, anstelle vom Tod (aka eine Art von Backupleben)</text:p>
          <text:p text:style-name="Standard"/>
          <text:p text:style-name="Standard"/>
          <text:h text:style-name="Heading_20_2" text:outline-level="2">Markus</text:h>
          <text:p text:style-name="Standard">Weitsicht / Durchsicht, Pfeile lenken</text:p>
          <text:p text:style-name="Standard"/>
          <text:p text:style-name="Standard"/>
          <text:p text:style-name="Standard"/>
          <text:p text:style-name="Standard"/>
          <text:h text:style-name="Heading_20_2" text:outline-level="2">Reinhard</text:h>
          <text:p text:style-name="Standard">Verbesserter Attributs Boost &amp; Beserker </text:p>
          <text:p text:style-name="Standard"/>
          <text:p text:style-name="Standard"/>
          <text:p text:style-name="Standard"/>
          <text:p text:style-name="Standard"/>
          <text:h text:style-name="Heading_20_2" text:outline-level="2">Sascha </text:h>
          <text:p text:style-name="Standard">Unsichtbarkeit und kann Sinn und Zweck von Maschinen intuitiv erkenn</text:p>
          <text:p text:style-name="Standard"/>
          <text:p text:style-name="Standard"/>
          <text:p text:style-name="Standard"/>
          <text:p text:style-name="Standard"/>
          <text:h text:style-name="Heading_20_2" text:outline-level="2">Andi</text:h>
          <text:p text:style-name="Standard">Zeitmanipulation</text:p>
          <text:p text:style-name="Standard"/>
          <text:p text:style-name="Standard"/>
          <text:p text:style-name="Standard"/>
          <text:p text:style-name="Standard"/>
          <text:h text:style-name="Heading_20_2" text:outline-level="2">Sebastian</text:h>
          <text:p text:style-name="Standard">Magie verstärken</text:p>
          <text:p text:style-name="Standard">Erkennen was Menschen so ungefahr denken fühlen etc. Weiß pb ein Gegenüber lügt, sich ängstigt etc...</text:p>
          <text:p text:style-name="Standard"/>
          <text:p text:style-name="Standard"/>
          <text:p text:style-name="Standard"/>
          <text:h text:style-name="Heading_20_2" text:outline-level="2">Oli</text:h>
          <text:p text:style-name="Standard">Mimikri / mit Umgebung optisch verschmeltzen</text:p>
          <text:p text:style-name="Standard">Kann andere Fähigkeiten in der Umgebung in abgeschwächter Form nachahmen</text:p>
          <text:p text:style-name="Standard"/>
          <text:p text:style-name="Standard"/>
          <text:p text:style-name="Standard"/>
          <text:h text:style-name="Heading_20_2" text:outline-level="2">Jo</text:h>
          <text:p text:style-name="Standard">noch keine festgelegt</text:p>
          <text:p text:style-name="Standard"/>
          <text:p text:style-name="Standard"/>
          <text:h text:style-name="Heading_20_2" text:outline-level="2">Alex</text:h>
          <text:p text:style-name="Standard">noch keine festgelegt</text:p>
          <text:h text:style-name="P12" text:outline-level="2"/>
        </text:section>
        <text:section text:style-name="Sect2" text:name="Bereich3">
          <text:p text:style-name="P8">Anwesende haben 10 Punkte.</text:p>
          <text:p text:style-name="P3">Die übrigen haben 7 Punkte.</text:p>
          <text:p text:style-name="P3">Punkte gelten ab Session 21. </text:p>
          <text:p text:style-name="P3">Pro nicht anwesender Session verliert man 1 Punkt bis man die Punkte einlöst oder man keine Punkte mehr hat.</text:p>
          <text:p text:style-name="P10">Waffen</text:p>
          <text:p text:style-name="P9">Waffe +1 Damage<text:tab/>2 Punkte</text:p>
          <text:p text:style-name="P9">Waffe +2 Damage<text:tab/>5 Punkte</text:p>
          <text:p text:style-name="P3">Waffe +3 Damage<text:tab/>8 Punkte</text:p>
          <text:p text:style-name="P9">Parry +1<text:tab/><text:tab/>5 Punkte</text:p>
          <text:p text:style-name="P3">Parry +2<text:tab/><text:tab/>8 Punkte</text:p>
          <text:p text:style-name="P10">Rüstung und Panzerung</text:p>
          <text:p text:style-name="P9">Armor +1<text:tab/><text:tab/>2 Punkte</text:p>
          <text:p text:style-name="P9">Armor +2<text:tab/><text:tab/>5 Punkte</text:p>
          <text:p text:style-name="P3">Armor +3<text:tab/><text:tab/>8 Punkte</text:p>
          <text:p text:style-name="P3">Lighten 50%<text:tab/><text:tab/>2 Punkte</text:p>
          <text:p text:style-name="P10">Attributsbost</text:p>
          <text:p text:style-name="P9">HT/ST+1<text:tab/><text:tab/>5 Punkte</text:p>
          <text:p text:style-name="P9">HT/ST+2<text:tab/><text:tab/>10 Punkte</text:p>
          <text:p text:style-name="P3">IQ/DX+1<text:tab/><text:tab/>10 Punkte</text:p>
          <text:p text:style-name="P10">Ein Fatiguepunkt pro 5 Minuten OHNE Rast</text:p>
          <text:p text:style-name="P9">Fatigue+1<text:tab/><text:tab/>2 Punkte</text:p>
          <text:p text:style-name="P9">Fatigue+2<text:tab/><text:tab/>4 Punkte</text:p>
          <text:p text:style-name="P9">Fatigue+3<text:tab/><text:tab/>6 Punkte</text:p>
          <text:p text:style-name="P9">Fatigue+4<text:tab/><text:tab/>8 Punkte</text:p>
          <text:p text:style-name="P3">Fatigue+5<text:tab/><text:tab/>10 Punkte</text:p>
          <text:p text:style-name="P10">Combat Skills</text:p>
          <text:p text:style-name="P9">Skill+1<text:tab/><text:tab/><text:tab/>3 Punkte</text:p>
          <text:p text:style-name="P9">Skill+2<text:tab/><text:tab/><text:tab/>7 Punkte</text:p>
          <text:p text:style-name="P3">Skill+3<text:tab/><text:tab/><text:tab/>10 Punkte</text:p>
          <text:p text:style-name="P10">NON-Combat Skills</text:p>
          <text:p text:style-name="P9">Skill+1<text:tab/><text:tab/><text:tab/>2 Punkte</text:p>
          <text:p text:style-name="P9">Skill+2<text:tab/><text:tab/><text:tab/>4 Punkte</text:p>
          <text:p text:style-name="P9">Skill+3<text:tab/><text:tab/><text:tab/>6 Punkte</text:p>
          <text:p text:style-name="P9">Skill+4<text:tab/><text:tab/><text:tab/>8 Punkte</text:p>
          <text:p text:style-name="P3">Skill+5<text:tab/><text:tab/><text:tab/>10 Punkte</text:p>
          <text:p text:style-name="P3">Vorschläge für andere Modifikatoren werden angenommen und on the Fly berücksichtig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able:table table:name="Tabelle1" table:style-name="Tabelle1">
          <table:table-column table:style-name="Tabelle1.A"/>
          <table:table-column table:style-name="Tabelle1.B" table:number-columns-repeated="10"/>
          <table:table-column table:style-name="Tabelle1.L"/>
          <table:table-column table:style-name="Tabelle1.B" table:number-columns-repeated="2"/>
          <table:table-column table:style-name="Tabelle1.O"/>
          <table:table-column table:style-name="Tabelle1.P" table:number-columns-repeated="4"/>
          <table:table-row>
            <table:table-cell table:style-name="Tabelle1.A1" office:value-type="string">
              <text:p text:style-name="P7"/>
            </table:table-cell>
            <table:table-cell table:style-name="Tabelle1.A1" office:value-type="string">
              <text:p text:style-name="P7">ST</text:p>
            </table:table-cell>
            <table:table-cell table:style-name="Tabelle1.A1" office:value-type="string">
              <text:p text:style-name="P7">DX</text:p>
            </table:table-cell>
            <table:table-cell table:style-name="Tabelle1.A1" office:value-type="string">
              <text:p text:style-name="P7">IG</text:p>
            </table:table-cell>
            <table:table-cell table:style-name="Tabelle1.A1" office:value-type="string">
              <text:p text:style-name="P7">HT</text:p>
            </table:table-cell>
            <table:table-cell table:style-name="Tabelle1.A1" office:value-type="string">
              <text:p text:style-name="P7">ARMOR</text:p>
            </table:table-cell>
            <table:table-cell table:style-name="Tabelle1.A1" office:value-type="string">
              <text:p text:style-name="P7">HP</text:p>
            </table:table-cell>
            <table:table-cell table:style-name="Tabelle1.A1" office:value-type="string">
              <text:p text:style-name="P7">ABLATIVE HP</text:p>
            </table:table-cell>
            <table:table-cell table:style-name="Tabelle1.A1" office:value-type="string">
              <text:p text:style-name="P7">DODGE</text:p>
            </table:table-cell>
            <table:table-cell table:style-name="Tabelle1.A1" office:value-type="string">
              <text:p text:style-name="P7">PARRY</text:p>
            </table:table-cell>
            <table:table-cell table:style-name="Tabelle1.A1" office:value-type="string">
              <text:p text:style-name="P7">BLOCK</text:p>
            </table:table-cell>
            <table:table-cell table:style-name="Tabelle1.A1" office:value-type="string">
              <text:p text:style-name="P7">REACH</text:p>
              <text:p text:style-name="P7">DAMAGE</text:p>
            </table:table-cell>
            <table:table-cell table:style-name="Tabelle1.A1" office:value-type="string">
              <text:p text:style-name="P7">KNEELING</text:p>
            </table:table-cell>
            <table:table-cell table:style-name="Tabelle1.A1" office:value-type="string">
              <text:p text:style-name="P7">COLLAPS</text:p>
            </table:table-cell>
            <table:table-cell table:style-name="Tabelle1.A1" office:value-type="string">
              <text:p text:style-name="P6">KILLING #1</text:p>
            </table:table-cell>
            <table:table-cell table:style-name="Tabelle1.A1" office:value-type="string">
              <text:p text:style-name="P6">KILLING #1</text:p>
            </table:table-cell>
            <table:table-cell table:style-name="Tabelle1.A1" office:value-type="string">
              <text:p text:style-name="P6">KILLING #1</text:p>
            </table:table-cell>
            <table:table-cell table:style-name="Tabelle1.A1" office:value-type="string">
              <text:p text:style-name="P6">KILLING #1</text:p>
            </table:table-cell>
            <table:table-cell table:style-name="Tabelle1.A1" office:value-type="string">
              <text:p text:style-name="P6">DEATH</text:p>
            </table:table-cell>
          </table:table-row>
          <table:table-row>
            <table:table-cell table:style-name="Tabelle1.A2" office:value-type="string">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A2" office:value-type="string">
              <text:p text:style-name="P4"/>
            </table:table-cell>
            <table:table-cell table:style-name="Tabelle1.A2" office:value-type="string">
              <text:p text:style-name="P4"/>
            </table:table-cell>
            <table:table-cell table:style-name="Tabelle1.B2">
              <text:p text:style-name="P4"/>
            </table:table-cell>
            <table:table-cell table:style-name="Tabelle1.B2">
              <text:p text:style-name="P4"/>
            </table:table-cell>
            <table:table-cell table:style-name="Tabelle1.B2">
              <text:p text:style-name="P5"/>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row>
          <table:table-row>
            <table:table-cell table:style-name="Tabelle1.A3" office:value-type="string">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A3" office:value-type="string">
              <text:p text:style-name="P4"/>
            </table:table-cell>
            <table:table-cell table:style-name="Tabelle1.A3" office:value-type="string">
              <text:p text:style-name="P4"/>
            </table:table-cell>
            <table:table-cell table:style-name="Tabelle1.B3">
              <text:p text:style-name="P4"/>
            </table:table-cell>
            <table:table-cell table:style-name="Tabelle1.B3">
              <text:p text:style-name="P4"/>
            </table:table-cell>
            <table:table-cell table:style-name="Tabelle1.B3">
              <text:p text:style-name="P5"/>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row>
          <table:table-row>
            <table:table-cell table:style-name="Tabelle1.A2" office:value-type="string">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A2" office:value-type="string">
              <text:p text:style-name="P4"/>
            </table:table-cell>
            <table:table-cell table:style-name="Tabelle1.A2" office:value-type="string">
              <text:p text:style-name="P4"/>
            </table:table-cell>
            <table:table-cell table:style-name="Tabelle1.B2">
              <text:p text:style-name="P4"/>
            </table:table-cell>
            <table:table-cell table:style-name="Tabelle1.B2">
              <text:p text:style-name="P4"/>
            </table:table-cell>
            <table:table-cell table:style-name="Tabelle1.B2">
              <text:p text:style-name="P5"/>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row>
          <table:table-row>
            <table:table-cell table:style-name="Tabelle1.A3" office:value-type="string">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A3" office:value-type="string">
              <text:p text:style-name="P4"/>
            </table:table-cell>
            <table:table-cell table:style-name="Tabelle1.A3" office:value-type="string">
              <text:p text:style-name="P4"/>
            </table:table-cell>
            <table:table-cell table:style-name="Tabelle1.B3">
              <text:p text:style-name="P4"/>
            </table:table-cell>
            <table:table-cell table:style-name="Tabelle1.B3">
              <text:p text:style-name="P4"/>
            </table:table-cell>
            <table:table-cell table:style-name="Tabelle1.B3">
              <text:p text:style-name="P5"/>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row>
          <table:table-row>
            <table:table-cell table:style-name="Tabelle1.A2" office:value-type="string">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A2" office:value-type="string">
              <text:p text:style-name="P4"/>
            </table:table-cell>
            <table:table-cell table:style-name="Tabelle1.A2" office:value-type="string">
              <text:p text:style-name="P4"/>
            </table:table-cell>
            <table:table-cell table:style-name="Tabelle1.B2">
              <text:p text:style-name="P4"/>
            </table:table-cell>
            <table:table-cell table:style-name="Tabelle1.B2">
              <text:p text:style-name="P4"/>
            </table:table-cell>
            <table:table-cell table:style-name="Tabelle1.B2">
              <text:p text:style-name="P5"/>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row>
          <table:table-row>
            <table:table-cell table:style-name="Tabelle1.A3" office:value-type="string">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A3" office:value-type="string">
              <text:p text:style-name="P4"/>
            </table:table-cell>
            <table:table-cell table:style-name="Tabelle1.B3">
              <text:p text:style-name="P4"/>
            </table:table-cell>
            <table:table-cell table:style-name="Tabelle1.B3">
              <text:p text:style-name="P4"/>
            </table:table-cell>
            <table:table-cell table:style-name="Tabelle1.B3">
              <text:p text:style-name="P5"/>
            </table:table-cell>
            <table:table-cell table:style-name="Tabelle1.B3">
              <text:p text:style-name="P4"/>
            </table:table-cell>
            <table:table-cell table:style-name="Tabelle1.B3">
              <text:p text:style-name="P4"/>
            </table:table-cell>
            <table:table-cell table:style-name="Tabelle1.B3">
              <text:p text:style-name="P4"/>
            </table:table-cell>
            <table:table-cell table:style-name="Tabelle1.B3">
              <text:p text:style-name="P4"/>
            </table:table-cell>
          </table:table-row>
          <table:table-row>
            <table:table-cell table:style-name="Tabelle1.A2" office:value-type="string">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A2" office:value-type="string">
              <text:p text:style-name="P4"/>
            </table:table-cell>
            <table:table-cell table:style-name="Tabelle1.B2">
              <text:p text:style-name="P4"/>
            </table:table-cell>
            <table:table-cell table:style-name="Tabelle1.B2">
              <text:p text:style-name="P4"/>
            </table:table-cell>
            <table:table-cell table:style-name="Tabelle1.B2">
              <text:p text:style-name="P5"/>
            </table:table-cell>
            <table:table-cell table:style-name="Tabelle1.B2">
              <text:p text:style-name="P4"/>
            </table:table-cell>
            <table:table-cell table:style-name="Tabelle1.B2">
              <text:p text:style-name="P4"/>
            </table:table-cell>
            <table:table-cell table:style-name="Tabelle1.B2">
              <text:p text:style-name="P4"/>
            </table:table-cell>
            <table:table-cell table:style-name="Tabelle1.B2">
              <text:p text:style-name="P4"/>
            </table:table-cell>
          </table:table-row>
        </table:table>
        <text:p text:style-name="P3"/>
        <text:p text:style-name="P3"/>
        <text:h text:style-name="P11" text:outline-level="1">Der Übergang</text:h>
        <text:p text:style-name="P3">Um die „Hölle“ zu verlassen müssen sie den Torwächter wieder zusammen setzen</text:p>
        <text:p text:style-name="P3">Dazu müssen sie in den vier Himmelsrichtungen der Höhle den Schatten des Torwächters besiegen. Nach dem Sieg bekommen sie vom besiegten Torwächter immer einen Teil des Torwächters.</text:p>
        <text:p text:style-name="P3">Dem Torwächter fehlen beide Arme und Beine, anstelle der fehlenden Gliedmassen befindet sich immer das entsprechende Element wo man den Schatten des Torwächters besiegen muss. </text:p>
        <text:h text:style-name="Heading_20_1" text:outline-level="1">Tod in der Hölle</text:h>
        <text:p text:style-name="P3">Man kann in der Hölle nicht sterben. </text:p>
        <text:p text:style-name="P3">Stirbt man laut Regelwerk, wacht man nach einiger Zeit wieder auf und hat ein entsprechendes körperliches Gebrechen mehr. Tödliche Verletzung am Bein → Verlust eines Beines etc. </text:p>
        <text:p text:style-name="P3">Es gibt an jedem der vier Elemente eine Ort an dem man sich heilen kann.</text:p>
        <text:h text:style-name="Heading_20_2" text:outline-level="2">Wasser </text:h>
        <text:p text:style-name="P3">Küste/Wasser : Ein Süßwasserfluß, von dem man trinken muss; Gefahr sind gefrässige Fische, die sofort am Ufer erscheinen wenn sich ein Lebewesen dem Fluß nähert. Diese Fische können gefährliche Verletzungen zufügen, die nicht durch den Fluß geheilt werden.</text:p>
        <text:h text:style-name="Heading_20_2" text:outline-level="2">Erde </text:h>
        <text:p text:style-name="P3">Gebirge/Stein : Eine Höhle, in der man eine Nacht verbringen muss, Gefahr sind Alpträume die man bekommt, wacht man auf, so wird man nicht geheilt.</text:p>
        <text:h text:style-name="Heading_20_2" text:outline-level="2">Luft </text:h>
        <text:p text:style-name="P3">Ebene/Luft : Einen See, in dem man durchschwimmen muss. „Ertrinkt“ man dabei, so wird man auf das Ufer des Sees geworfen und nicht geheilt.</text:p>
        <text:h text:style-name="Heading_20_2" text:outline-level="2">Feuer </text:h>
        <text:p text:style-name="P3">Feuerwald : Einen Baum, der nicht brennt und von dessen Frucht man essen muss. Man muss sich beeilen, da man sonst schwere Verbrennungen erleidet, die der Baum nicht heilt.</text:p>
        <text:h text:style-name="Heading_20_1" text:outline-level="1">Die vier Elemente </text:h>
        <text:h text:style-name="Heading_20_2" text:outline-level="2">Wasser </text:h>
        <text:p text:style-name="P3">Küste/Wasser → besiegt durch Luft : Luft kann das Wasser aufpeitschen und zerstäuben</text:p>
        <text:h text:style-name="Heading_20_2" text:outline-level="2">Erde</text:h>
        <text:p text:style-name="P3">Gebirge/Stein → besiegt durch Feuer : Feuer bringt Stein zum Schmelzen</text:p>
        <text:h text:style-name="Heading_20_2" text:outline-level="2">Luft</text:h>
        <text:p text:style-name="P3">Ebene/Luft → besiegt durch Erde : Eine Steinmauer kann einen Sturm abhalten</text:p>
        <text:h text:style-name="Heading_20_2" text:outline-level="2">Feuer </text:h>
        <text:p text:style-name="P3">Feuerwald → besiegt durch Wasser <text:s/>: Wasser ertränkt das Feuer</text:p>
        <text:p text:style-name="P3">Jede Himmelsrichtung beherbergt einmal den Schatten des Torwächters und einmal einen Hüter des Elements, mit dem man einen anderen Torwärter besiegen kann.</text:p>
        <text:h text:style-name="Heading_20_1" text:outline-level="1">Die Hüter</text:h>
        <text:p text:style-name="P3">Wie man die Hüter im einzelnen rum bekommt...</text:p>
        <text:h text:style-name="Heading_20_2" text:outline-level="2">Wasser </text:h>
        <text:p text:style-name="P3">Küste/Wasser → Seekuh, muss man bekämpfen → Sieg durch aus dem Wasser locken durch Robben oder ähnliches → gibt das Wassersymbol frei </text:p>
        <text:h text:style-name="Heading_20_2" text:outline-level="2">Erde </text:h>
        <text:p text:style-name="P3">Gebirge/Stein → Ein Erdelementar, das ziemlich unbesiegbar ist. Kann besiegt werden, indem man in dem Berg runterstößt und er quasi als Lawine ins Tal strömt.</text:p>
        <text:h text:style-name="Heading_20_2" text:outline-level="2"><text:soft-page-break/>Luft</text:h>
        <text:p text:style-name="P3">Ebene/Luft → Lichter Wald <text:s/>→ Ein Djinn, den man durch nette Rätsel besänftigen kann. Dieser Djinn sammelt Rätsel, kennt aber selber kein vernünftiges Rätsel um die Gruppe zu unterhalten. Kann die Gruppe was nettes erzählen oder hat ein echt schweres Rätsel so gibt er einen Hinweis wie man den Wächter besiegen kann. </text:p>
        <text:h text:style-name="Heading_20_2" text:outline-level="2">Feuer </text:h>
        <text:p text:style-name="P3">Feuerwald → Schwarm von Glühwürmchen → Sieg durch Anlocken mit Fackeln und Weglocken vom Wald, schafft man das, dann zerfällt der Schwarm Glühwürmchen und gibt das Feuersymbol frei</text:p>
        <text:h text:style-name="Heading_20_1" text:outline-level="1">Sonstige Bewohner</text:h>
        <text:h text:style-name="Heading_20_2" text:outline-level="2">Wasser </text:h>
        <text:p text:style-name="P3">Küste/Wasser : Hier wohnt Robinson, ein Schiffsbrüchiger in einer rudimentären Hütte. Weiß einiges zum Hüter des Wassers.</text:p>
        <text:h text:style-name="Heading_20_2" text:outline-level="2">Erde</text:h>
        <text:p text:style-name="P3">Gebirge/Stein : Ein Zwergenclan, der nur mit saufen und raufen beschäftigt ist. Rückt nur Informationen raus, wenn man sie im Kampf, Saufen oder Raufen beeindrucken kann. Wissen gar nix über den Hüter weils sie es schlicht nicht interessiert. Kann man zum Kampf überreden, werden das Elementar aber auch nicht besiegen können.</text:p>
        <text:h text:style-name="Heading_20_2" text:outline-level="2">Luft </text:h>
        <text:p text:style-name="P3">Ebene/Luft : Ein Einsiedler, der alleine in der Ebene seine Runden zieht. Weiß ebenfalls einiges vom Hüter, hat aber selber auch keinerlei Hinweise oder Rätsel parat. </text:p>
        <text:h text:style-name="Heading_20_2" text:outline-level="2">Feuer </text:h>
        <text:p text:style-name="P3">Feuerwald : Keine Bewohner, wer wohnt schon gerne da, wo es andauern brennt.</text:p>
        <text:p text:style-name="P3">Man kann auf allerhand Monster treffen, die meisten davon wird die Gruppe nicht besiegen können.</text:p>
        <text:p text:style-name="P3">Alle diese Bewohner/Monster sind sonderbar, da es oft vorkommt, dass sie mitten in ihrem Handeln einfach aufhören und sich mit etwas anderem beschäftigen. Anscheinend sind sie es einfach nicht gewohnt, dass da was neues kommt...</text:p>
        <text:h text:style-name="Heading_20_1" text:outline-level="1">Die Stadt</text:h>
        <text:p text:style-name="Standard">Es gibt eine größere Stadt, die alle Zeichen des Untergangs und des Aufwungs hat. Soll heißen, es gibt Teile der Stadt, die sind gerade im Aufbau und strotzen nur so vor Geld, andere Teile der Stadt sehen aus, als wenn die Stadt gerade geschliffen und niedergebrannt wurde.</text:p>
        <text:p text:style-name="Standard">Alles ist in dieser Stadt zu sehen in allen Facetten.</text:p>
        <text:p text:style-name="Standard">Die Bewohner sind alle sehr eindimensional und scheinen sich immer nur gerade mit dem zu beschäftigen, was Ihrem Beruf/Lebensgewohnheit entspricht.</text:p>
        <text:p text:style-name="Standard">Die Stadt macht den Anschein als würde sich nie etwas ändern.</text:p>
        <text:p text:style-name="Standard">Jeder Bewohner wird sich nach einer gewissen Zeit nicht mal mehr an den Kontakt mit der Gruppe erinnern.</text:p>
        <text:p text:style-name="Standard"/>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page-number="auto" fo:background-color="transparent" style:shadow="none">
        <style:tab-stops/>
        <style:background-image/>
      </style:paragraph-properties>
      <style:text-properties fo:font-size="9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style:page-number="auto"/>
      <style:text-properties fo:color="#000080" fo:font-style="italic"/>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Standard" style:class="text" style:master-page-name="" style:default-outline-level="1">
      <style:paragraph-properties fo:margin-top="0.3cm" fo:margin-bottom="0.4cm" fo:keep-together="always" style:page-number="auto"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margin-top="0.101cm" fo:margin-bottom="0cm"/>
      <style:text-properties fo:color="#000080"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page-number="auto"/>
      <style:text-properties fo:color="#000080" fo:font-size="9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style:tab-stops>
          <style:tab-stop style:position="19.001cm" style:type="right" style:leader-style="dotted" style:leader-text="."/>
        </style:tab-stops>
      </style:paragraph-properties>
      <style:text-properties fo:color="#000080"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Default2" style:family="paragraph" style:parent-style-name="Standard">
      <style:paragraph-properties fo:margin-left="0.529cm" fo:margin-right="0cm" fo:margin-top="0cm" fo:margin-bottom="0.101cm" fo:text-indent="0cm" style:auto-text-indent="false">
        <style:tab-stops>
          <style:tab-stop style:position="0.45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MP2" style:family="paragraph" style:parent-style-name="Header">
      <style:paragraph-properties fo:margin-left="0cm" fo:margin-right="0cm" fo:margin-top="0cm" fo:margin-bottom="0cm" fo:text-align="start"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280099" fo:font-size="6pt" fo:font-weight="bold" fo:background-color="transparent" style:font-size-asian="6pt" style:font-weight-asian="bold" style:font-size-complex="6pt" style:font-weight-complex="bold" style:text-scale="105%"/>
    </style:style>
    <style:style style:name="MP3"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page-layout style:name="M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text:p text:style-name="MP2"/>
      </style:header>
      <style:footer>
        <text:p text:style-name="MP3"><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6-02-04T21:40:52</meta:creation-date>
    <dc:date>2009-03-15T15:31:58.55</dc:date>
    <meta:print-date>2009-03-15T15:23:24.45</meta:print-date>
    <dc:language>de-DE</dc:language>
    <meta:editing-cycles>128</meta:editing-cycles>
    <meta:editing-duration>PT52H26M40S</meta:editing-duration>
    <dc:creator>Hansjoachim Heiges</dc:creator>
    <meta:printed-by>Hansjoachim Heiges</meta:printed-by>
    <meta:document-statistic meta:table-count="1" meta:image-count="0" meta:object-count="0" meta:page-count="5" meta:paragraph-count="132" meta:word-count="988" meta:character-count="6133"/>
    <meta:user-defined meta:name="Info 1"/>
    <meta:user-defined meta:name="Info 2"/>
    <meta:user-defined meta:name="Info 3"/>
    <meta:user-defined meta:name="Info 4"/>
  </office:meta>
</office:document-meta>
</file>